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8.498cm" style:rel-column-width="32760*"/>
    </style:style>
    <style:style style:name="Table1.B" style:family="table-column">
      <style:table-column-properties style:column-width="8.502cm" style:rel-column-width="3277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7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8" style:family="table-cell" style:data-style-name="N1000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officeooo:rsid="00170fa9" officeooo:paragraph-rsid="00170fa9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line-height="200%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1d4354" officeooo:paragraph-rsid="001d435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8c401" officeooo:paragraph-rsid="0018c40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dac63" officeooo:paragraph-rsid="001dac6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97ed6" officeooo:paragraph-rsid="00197ed6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99631" officeooo:paragraph-rsid="0019963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4354" officeooo:paragraph-rsid="001d43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ac63" officeooo:paragraph-rsid="001da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 style:list-style-name="L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ac63" officeooo:paragraph-rsid="001da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7ed6" officeooo:paragraph-rsid="00197e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9631" officeooo:paragraph-rsid="001996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4fbc" officeooo:paragraph-rsid="00214f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ac63" officeooo:paragraph-rsid="001dac63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ac63" officeooo:paragraph-rsid="001dac63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 style:list-style-name="L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ac63" officeooo:paragraph-rsid="001dac63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ac63" officeooo:paragraph-rsid="001dac63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bfee" officeooo:paragraph-rsid="001fbfee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0" number:language="en" number:country="IN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Skills Required for a Web Developer</text:p>
          </table:table-cell>
          <table:table-cell table:style-name="Table1.B1" office:value-type="string">
            <text:p text:style-name="P3">Actions to Attain those skills</text:p>
          </table:table-cell>
        </table:table-row>
        <table:table-row table:style-name="Table1.1">
          <table:table-cell table:style-name="Table1.A2" office:value-type="string">
            <text:p text:style-name="P4">Git</text:p>
          </table:table-cell>
          <table:table-cell table:style-name="Table1.B2" office:value-type="string">
            <text:list xml:id="list840306823" text:style-name="L1">
              <text:list-item>
                <text:p text:style-name="P9">Read Git Documentation</text:p>
              </text:list-item>
              <text:list-item>
                <text:p text:style-name="P9">Try out different things in Git as you learn</text:p>
              </text:list-item>
            </text:list>
          </table:table-cell>
        </table:table-row>
        <table:table-row table:style-name="TableLine2080179155600">
          <table:table-cell table:style-name="Table1.A2" office:value-type="string">
            <text:p text:style-name="P7">HTML</text:p>
          </table:table-cell>
          <table:table-cell table:style-name="Table1.B2" office:value-type="string">
            <text:list xml:id="list2903754817" text:style-name="L2">
              <text:list-item>
                <text:p text:style-name="P10">Understand what HTML is</text:p>
              </text:list-item>
              <text:list-item>
                <text:p text:style-name="P10">Learn the important tags</text:p>
              </text:list-item>
              <text:list-item>
                <text:p text:style-name="P15">Structure</text:p>
              </text:list-item>
              <text:list-item>
                <text:p text:style-name="P18">Learn the syntax and how to integrate with CSS and JavaScript</text:p>
              </text:list-item>
              <text:list-item>
                <text:p text:style-name="P19">Semantics are important for SEO</text:p>
              </text:list-item>
            </text:list>
          </table:table-cell>
        </table:table-row>
        <table:table-row table:style-name="TableLine2080179159344">
          <table:table-cell table:style-name="Table1.A2" office:value-type="string">
            <text:p text:style-name="P7">browser-sync</text:p>
          </table:table-cell>
          <table:table-cell table:style-name="Table1.B2" office:value-type="string">
            <text:list xml:id="list3204519550" text:style-name="L3">
              <text:list-item>
                <text:p text:style-name="P12">Developer tool that let’s you run a server with multiple options.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8">Stack Overflow</text:p>
            <text:p text:style-name="P5"/>
          </table:table-cell>
          <table:table-cell table:style-name="Table1.B2" office:value-type="string">
            <text:list xml:id="list649084351" text:style-name="L4">
              <text:list-item>
                <text:p text:style-name="P13">Utilize this resource to get ask questions and learn new things. Understand how to ask proper questions.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6">CSS</text:p>
          </table:table-cell>
          <table:table-cell table:style-name="Table1.B2" office:value-type="string">
            <text:list xml:id="list2053834186" text:style-name="L5">
              <text:list-item>
                <text:p text:style-name="P16">Style</text:p>
              </text:list-item>
              <text:list-item>
                <text:p text:style-name="P14">Media Query</text:p>
              </text:list-item>
              <text:list-item>
                <text:p text:style-name="P14">Responsive Design</text:p>
              </text:list-item>
            </text:list>
          </table:table-cell>
        </table:table-row>
        <table:table-row table:style-name="TableLine2080179155888">
          <table:table-cell table:style-name="Table1.A2" office:value-type="string">
            <text:p text:style-name="P6">JavaScript</text:p>
          </table:table-cell>
          <table:table-cell table:style-name="Table1.B7" office:value-type="string">
            <text:list xml:id="list2119359485" text:style-name="L6">
              <text:list-item>
                <text:p text:style-name="P17">Behaviour</text:p>
              </text:list-item>
              <text:list-item>
                <text:p text:style-name="P11"/>
              </text:list-item>
            </text:list>
          </table:table-cell>
        </table:table-row>
        <table:table-row table:style-name="TableLine2080179170288">
          <table:table-cell table:style-name="Table1.A2" office:value-type="string">
            <text:p text:style-name="P5"/>
          </table:table-cell>
          <table:table-cell table:style-name="Table1.B8">
            <text:p text:style-name="P2"/>
          </table:table-cell>
        </table:table-row>
        <table:table-row table:style-name="TableLine2080179169424">
          <table:table-cell table:style-name="Table1.A2" office:value-type="string">
            <text:p text:style-name="P5"/>
          </table:table-cell>
          <table:table-cell table:style-name="Table1.B8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B8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B8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B8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B8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B8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B8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B8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B8">
            <text:p text:style-name="P2"/>
          </table:table-cell>
        </table:table-row>
        <table:table-row table:style-name="TableLine2080179157328">
          <table:table-cell table:style-name="Table1.A2" office:value-type="string">
            <text:p text:style-name="P5"/>
          </table:table-cell>
          <table:table-cell table:style-name="Table1.B8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2T16:31:23.891000000</dc:date>
    <meta:editing-duration>PT1H2M14S</meta:editing-duration>
    <meta:editing-cycles>8</meta:editing-cycles>
    <meta:generator>LibreOffice/7.3.3.2$Windows_X86_64 LibreOffice_project/d1d0ea68f081ee2800a922cac8f79445e4603348</meta:generator>
    <meta:document-statistic meta:table-count="1" meta:image-count="0" meta:object-count="0" meta:page-count="1" meta:paragraph-count="22" meta:word-count="103" meta:character-count="550" meta:non-whitespace-character-count="482"/>
  </office:meta>
</office:document-meta>
</file>